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9.382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ee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7e57c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ef9a9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31"/>
        <table:table-column table:style-name="co8" table:number-columns-repeated="1012" table:default-cell-style-name="ce31"/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table:style-name="ce19" office:value-type="string" calcext:value-type="string">
            <text:p>Modelos</text:p>
          </table:table-cell>
          <table:table-cell table:style-name="ce19" office:value-type="string" calcext:value-type="string">
            <text:p>scenario.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office:value-type="string" calcext:value-type="string">
            <text:p>simulaciones en H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1_Pnig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2_Ppin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3_Fsyl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8_PsylQpyr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1" office:value-type="string" calcext:value-type="string">
            <text:p>Pnigra_stand__CyL__v01</text:p>
          </table:table-cell>
          <table:table-cell table:style-name="ce17" office:value-type="string" calcext:value-type="string">
            <text:p>Pnig_cyl_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_stand__iberian_peninsula__v01</text:p>
          </table:table-cell>
          <table:table-cell table:style-name="ce17" office:value-type="string" calcext:value-type="string">
            <text:p>Ppin_ip_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e__sim__v02</text:p>
          </table:table-cell>
          <table:table-cell table:style-name="ce17" office:value-type="string" calcext:value-type="string">
            <text:p>Ppin_sim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_sim__v02</text:p>
          </table:table-cell>
          <table:table-cell table:style-name="ce17" office:value-type="string" calcext:value-type="string">
            <text:p>Psyl_iber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gal__v01</text:p>
          </table:table-cell>
          <table:table-cell table:style-name="ce17" office:value-type="string" calcext:value-type="string">
            <text:p>Psyl_ga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High_Ebro_Basin__v01</text:p>
          </table:table-cell>
          <table:table-cell table:style-name="ce17" office:value-type="string" calcext:value-type="string">
            <text:p>Psyl_ebro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mad__v01</text:p>
          </table:table-cell>
          <table:table-cell table:style-name="ce17" office:value-type="string" calcext:value-type="string">
            <text:p>Psyl_md_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si-sc__v01</text:p>
          </table:table-cell>
          <table:table-cell table:style-name="ce17" office:value-type="string" calcext:value-type="string">
            <text:p>Psyl_sc_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21" office:value-type="string" calcext:value-type="string">
            <text:p>Qpyrenaica__cyl__v01</text:p>
          </table:table-cell>
          <table:table-cell table:style-name="ce17" office:value-type="string" calcext:value-type="string">
            <text:p>Qpyr_cy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21" office:value-type="string" calcext:value-type="string">
            <text:p>Qrobur_stand__gal__v01</text:p>
          </table:table-cell>
          <table:table-cell table:style-name="ce17" office:value-type="string" calcext:value-type="string">
            <text:p>Qrob_ga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2" office:value-type="string" calcext:value-type="string">
            <text:p>Pnigra__cat__v01</text:p>
          </table:table-cell>
          <table:table-cell table:style-name="ce17" office:value-type="string" calcext:value-type="string">
            <text:p>Pnig_cat__all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nat__v01</text:p>
          </table:table-cell>
          <table:table-cell table:style-name="ce17" office:value-type="string" calcext:value-type="string">
            <text:p>Psyl_cat_nat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plant__v01</text:p>
          </table:table-cell>
          <table:table-cell table:style-name="ce17" office:value-type="string" calcext:value-type="string">
            <text:p>Psyl_cat_plnt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coast__v01</text:p>
          </table:table-cell>
          <table:table-cell table:style-name="ce10" office:value-type="string" calcext:value-type="string">
            <text:p>Ppin_gal_coast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inland__v01</text:p>
          </table:table-cell>
          <table:table-cell table:style-name="ce10" office:value-type="string" calcext:value-type="string">
            <text:p>Ppin_gal_inland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4_PpinPpinea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7_PhalPpin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9" office:value-type="string" calcext:value-type="string">
            <text:p>Qpetraea_stand__ip__v01</text:p>
          </table:table-cell>
          <table:table-cell table:style-name="ce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_c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stand__CyL__v01</text:p>
          </table:table-cell>
          <table:table-cell table:style-name="ce13"/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coas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inlan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_stand__iberian_peninsula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e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n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plan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High_Ebro_Basin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ma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si-sc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10" office:value-type="string" calcext:value-type="string">
            <text:p>Qpyrenaica__cy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4_PpinPpinea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7_PhalPpin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stand__ip__v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3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1">
        <table:table-column table:style-name="co8" table:default-cell-style-name="ce1"/>
        <table:table-column table:style-name="co10" table:default-cell-style-name="ce2"/>
        <table:table-column table:style-name="co8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4_PpinPpine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7_PhalPp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Ukraine__v0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Qpetraea__pal__v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Qrobur__gal__v01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K2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07:29:48.6541385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12T08:52:46.848246596</dc:date>
    <meta:editing-duration>P1DT1H59M3S</meta:editing-duration>
    <meta:editing-cycles>31</meta:editing-cycles>
    <meta:generator>LibreOffice/7.0.6.2$Linux_X86_64 LibreOffice_project/00$Build-2</meta:generator>
    <meta:document-statistic meta:table-count="2" meta:cell-count="617" meta:object-count="0"/>
  </office:meta>
</office:document-meta>
</file>